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1.20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A valid document.</text:p>
      <text:p text:style-name="Standard">&lt;Reference URI="ObjectReplacements/Object%201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0T15:08:12.07</meta:creation-date>
    <dc:date>2009-08-20T15:13:14.76</dc:date>
    <meta:editing-duration>PT00H05M03S</meta:editing-duration>
    <meta:editing-cycles>2</meta:editing-cycles>
    <meta:generator>StarOffice/9$Win32 OpenOffice.org_project/300m51$Build-9408$CWS-encsig09</meta:generator>
    <meta:document-statistic meta:table-count="0" meta:image-count="0" meta:object-count="1" meta:page-count="1" meta:paragraph-count="3" meta:word-count="5" meta:character-count="65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2008c002500f7008900f300430010008c0062009400c40012006d00a600e7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jyWIFet4MeO8zzwGgEb3CY1UyGg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1ZTJoX99VAAy2KGB8gXfQ+d7J1s=</DigestValue>
      </Reference>
      <Reference URI="ObjectReplacements/Object%201">
        <DigestMethod Algorithm="http://www.w3.org/2000/09/xmldsig#sha1"/>
        <DigestValue>FCMzHYUltVIfBmx7QUNqhyVKb3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SumkbFuHjLbFJLGBvfismnzjdkQ=</DigestValue>
      </Reference>
      <Reference URI="Object%201/content.xml">
        <DigestMethod Algorithm="http://www.w3.org/2000/09/xmldsig#sha1"/>
        <DigestValue>xvB52m0k/aC/rDlbVCdrkaZohIY=</DigestValue>
      </Reference>
      <Reference URI="Object%201/settings.xml">
        <DigestMethod Algorithm="http://www.w3.org/2000/09/xmldsig#sha1"/>
        <DigestValue>8f2dAzTGnr40bLWdkb36cr1BeXs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GYkLJkZiEFgkhMwY2FRhVq82XGg=</DigestValue>
      </Reference>
      <Reference URI="Thumbnails/thumbnail.png">
        <DigestMethod Algorithm="http://www.w3.org/2000/09/xmldsig#sha1"/>
        <DigestValue>iJHJgqAtztoiO5RRzRvRIEllFr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hXmc1M9bkwgNmcjL4RmvSQLS84U=</DigestValue>
      </Reference>
      <Reference URI="#ID_00e200f6007f003800500008004e007f009700a700a900dc009c003900c30072">
        <DigestMethod Algorithm="http://www.w3.org/2000/09/xmldsig#sha1"/>
        <DigestValue>pJQcxJXn5+vqKgWolg8d/nOfwA4=</DigestValue>
      </Reference>
    </SignedInfo>
    <SignatureValue>KXqvsrewGwqbqOb7zmutwv9ixuPMb53OcTywzG266wi1mMy4cMtm8MQf4QEWwzcM
w8K7hBq5f/XozYCFPT73MIH3i/lZeK2tbYW3QsarBCCWFTJJVj56+nSyTR6jeohI
40CjlZY83jpZNnNgrBn1i4cz4Rr+FGIQDBY4JYedWiA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e200f6007f003800500008004e007f009700a700a900dc009c003900c30072" Target="#ID_0062008c002500f7008900f300430010008c0062009400c40012006d00a600e7">
          <dc:date xmlns:dc="http://purl.org/dc/elements/1.1/">2009-08-20T15:13:21,71</dc:date>
        </SignatureProperty>
      </SignatureProperties>
    </Object>
  </Signature>
</document-signatures>
</file>

<file path=Object 1/content.xml><?xml version="1.0" encoding="utf-8"?>
<math xmlns="http://www.w3.org/1998/Math/MathML">
  <semantics>
    <mrow>
      <mi mathvariant="normal">±</mi>
      <mrow>
        <mi mathvariant="normal">±</mi>
        <mo>□</mo>
      </mrow>
    </mrow>
    <annotation encoding="StarMath 5.0">+-+-&lt;?&gt;   </annotation>
  </semantics>
</math>
</file>